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image/png" manifest:full-path="Pictures/1000020000000088000000405E8C16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3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 style:list-style-name="L4">
      <style:graphic-properties draw:fill-color="#ffffff"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2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text:enable-numbering="false" fo:text-indent="0cm"/>
    </style:style>
    <style:style style:name="P6" style:family="paragraph">
      <style:paragraph-properties fo:text-align="center"/>
      <style:text-properties fo:font-size="18pt" fo:font-style="italic" fo:font-weight="bold"/>
    </style:style>
    <style:style style:name="P7" style:family="paragraph">
      <style:paragraph-properties fo:margin-left="0.6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2.4cm" fo:margin-right="0cm" fo:text-indent="-0.8cm"/>
    </style:style>
    <style:style style:name="P10" style:family="paragraph">
      <style:paragraph-properties fo:margin-left="0.6cm" fo:margin-right="0cm" fo:text-indent="-0.6cm"/>
      <style:text-properties fo:font-size="16pt"/>
    </style:style>
    <style:style style:name="P11" style:family="paragraph">
      <style:paragraph-properties fo:margin-left="3.6cm" fo:margin-right="0cm" fo:text-indent="-0.6cm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1.2cm" fo:margin-right="0cm" text:enable-numbering="true" fo:text-indent="-0.9cm"/>
    </style:style>
    <style:style style:name="P14" style:family="paragraph">
      <style:paragraph-properties fo:margin-left="1.2cm" fo:margin-right="0cm" fo:text-indent="-0.9cm"/>
      <style:text-properties fo:font-size="22pt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2.4cm" fo:margin-right="0cm" text:enable-numbering="false" fo:text-indent="-0.8cm"/>
    </style:style>
    <style:style style:name="P17" style:family="paragraph">
      <style:paragraph-properties fo:margin-left="4.8cm" fo:margin-right="0cm" text:enable-numbering="false" fo:text-indent="-0.6cm"/>
    </style:style>
    <style:style style:name="P18" style:family="paragraph">
      <style:paragraph-properties fo:margin-left="1.2cm" fo:margin-right="0cm" text:enable-numbering="false" fo:text-indent="-0.9cm"/>
      <style:text-properties fo:font-size="20pt" fo:font-weight="bold"/>
    </style:style>
    <style:style style:name="P19" style:family="paragraph">
      <style:paragraph-properties fo:margin-left="1.2cm" fo:margin-right="0cm" text:enable-numbering="false" fo:text-indent="-0.9cm"/>
      <style:text-properties fo:font-size="20pt"/>
    </style:style>
    <style:style style:name="P20" style:family="paragraph">
      <style:paragraph-properties fo:margin-left="1.2cm" fo:margin-right="0cm" text:enable-numbering="false" fo:text-indent="-0.9cm"/>
      <style:text-properties fo:font-size="18pt" fo:font-weight="bold"/>
    </style:style>
    <style:style style:name="P21" style:family="paragraph">
      <style:paragraph-properties fo:margin-left="6cm" fo:margin-right="0cm" text:enable-numbering="false" fo:text-indent="-0.6cm"/>
    </style:style>
    <style:style style:name="P22" style:family="paragraph">
      <style:paragraph-properties fo:margin-left="7.2cm" fo:margin-right="0cm" text:enable-numbering="false" fo:text-indent="-0.6cm"/>
    </style:style>
    <style:style style:name="P23" style:family="paragraph">
      <style:paragraph-properties fo:margin-left="8.4cm" fo:margin-right="0cm" text:enable-numbering="false" fo:text-indent="-0.6cm"/>
    </style:style>
    <style:style style:name="P24" style:family="paragraph">
      <style:paragraph-properties fo:margin-left="9.6cm" fo:margin-right="0cm" text:enable-numbering="false" fo:text-indent="-0.6cm"/>
    </style:style>
    <style:style style:name="P25" style:family="paragraph">
      <style:paragraph-properties fo:margin-left="8.4cm" fo:margin-right="0cm" text:enable-numbering="false" fo:text-indent="-0.6cm"/>
      <style:text-properties fo:font-size="18pt" fo:font-weight="bold"/>
    </style:style>
    <style:style style:name="T1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" style:family="text">
      <style:text-properties fo:font-size="28pt"/>
    </style:style>
    <style:style style:name="T3" style:family="text">
      <style:text-properties fo:font-size="18pt" fo:font-style="italic" fo:font-weight="bold"/>
    </style:style>
    <style:style style:name="T4" style:family="text">
      <style:text-properties fo:color="#ffff00" fo:font-size="18pt" fo:font-style="italic" fo:font-weight="bold"/>
    </style:style>
    <style:style style:name="T5" style:family="text">
      <style:text-properties fo:color="#ffff00"/>
    </style:style>
    <style:style style:name="T6" style:family="text">
      <style:text-properties fo:color="#ccccff"/>
    </style:style>
    <style:style style:name="T7" style:family="text">
      <style:text-properties fo:color="#ffffff"/>
    </style:style>
    <style:style style:name="T8" style:family="text">
      <style:text-properties fo:font-size="22pt"/>
    </style:style>
    <style:style style:name="T9" style:family="text">
      <style:text-properties fo:color="#ffff00" fo:font-size="22pt"/>
    </style:style>
    <style:style style:name="T10" style:family="text">
      <style:text-properties fo:font-size="24pt"/>
    </style:style>
    <style:style style:name="T11" style:family="text">
      <style:text-properties fo:color="#ccccff" fo:font-size="24pt"/>
    </style:style>
    <style:style style:name="T12" style:family="text">
      <style:text-properties fo:color="#3deb3d" fo:font-size="24pt" fo:font-style="italic"/>
    </style:style>
    <style:style style:name="T13" style:family="text">
      <style:text-properties fo:color="#ffffff" fo:font-size="26pt"/>
    </style:style>
    <style:style style:name="T14" style:family="text">
      <style:text-properties fo:color="#ffff00" fo:font-size="26pt"/>
    </style:style>
    <style:style style:name="T15" style:family="text">
      <style:text-properties fo:color="#ccccff" fo:font-size="20pt" fo:font-weight="bold"/>
    </style:style>
    <style:style style:name="T16" style:family="text">
      <style:text-properties fo:font-size="20pt" fo:font-weight="bold"/>
    </style:style>
    <style:style style:name="T17" style:family="text">
      <style:text-properties fo:color="#3deb3d" fo:font-size="20pt" fo:font-style="italic" fo:font-weight="bold"/>
    </style:style>
    <style:style style:name="T18" style:family="text">
      <style:text-properties fo:font-size="26pt"/>
    </style:style>
    <style:style style:name="T19" style:family="text">
      <style:text-properties fo:font-size="20pt"/>
    </style:style>
    <style:style style:name="T20" style:family="text">
      <style:text-properties fo:color="#ccccff" fo:font-size="18pt" fo:font-weight="bold"/>
    </style:style>
    <style:style style:name="T21" style:family="text">
      <style:text-properties fo:font-size="18pt" fo:font-weight="bold"/>
    </style:style>
    <style:style style:name="T22" style:family="text">
      <style:text-properties fo:color="#3deb3d" fo:font-size="18pt" fo:font-style="italic" fo:font-weight="bold"/>
    </style:style>
    <style:style style:name="T23" style:family="text">
      <style:text-properties fo:color="#3deb3d"/>
    </style:style>
    <style:style style:name="T24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4">
      <text:list-level-style-bullet text:level="1" text:bullet-char="">
        <style:list-level-properties text:space-before="7.8cm" text:min-label-width="0.6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 14x: 3.10-3.12</presentation:footer-decl>
      <presentation:footer-decl presentation:name="ftr2">CMPTxxxx</presentation:footer-decl>
      <presentation:footer-decl presentation:name="ftr3">CMPT 14x: 4.1-4.2</presentation:footer-decl>
      <presentation:date-time-decl presentation:name="dtd1" presentation:source="fixed">29 Sep 2005</presentation:date-time-decl>
      <presentation:date-time-decl presentation:name="dtd2" presentation:source="current-date" style:data-style-name="D3"/>
      <presentation:date-time-decl presentation:name="dtd3" presentation:source="fixed">28 Sep 2005</presentation:date-time-decl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<text:span text:style-name="T1">§3.10-3.12: A fun example: ROT13</text:span></text:p>
          </draw:text-box>
        </draw:frame>
        <draw:frame presentation:style-name="pr2" draw:text-style-name="P2" draw:layer="layout" svg:width="14.605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<text:span text:style-name="T2">29 Sep 2005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CMPT14x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Dr. Sean Ho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Trinity Western University</text:span></text:p>
                  </text:list-item>
                </text:list>
              </text:list-item>
            </text:list>
          </draw:text-box>
        </draw:frame>
        <draw:frame draw:style-name="gr1" draw:layer="layout" svg:width="9.587cm" svg:height="0.971cm" svg:x="17.13cm" svg:y="19.292cm">
          <draw:text-box>
            <text:p text:style-name="P1">http://cmpt14x.seanho.com/</text:p>
          </draw:text-box>
        </draw:frame>
        <draw:rect draw:style-name="gr2" draw:text-style-name="P6" draw:layer="layout" svg:width="7.62cm" svg:height="4.445cm" svg:x="19.685cm" svg:y="10.795cm">
          <text:p text:style-name="P3"><text:span text:style-name="T3">Reminders:</text:span></text:p>
          <text:p text:style-name="P4"><text:span text:style-name="T3"/></text:p>
          <text:p text:style-name="P5"><text:span text:style-name="T3">1) </text:span><text:span text:style-name="T4">journals</text:span><text:span text:style-name="T3"> in folder</text:span></text:p>
        </draw:rect>
        <draw:rect draw:style-name="gr2" draw:text-style-name="P6" draw:layer="layout" svg:width="2.541cm" svg:height="1.381cm" svg:x="24.766cm" svg:y="7.661cm">
          <text:p text:style-name="P3"><text:span text:style-name="T3">devo</text:span></text:p>
        </draw:rect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3" presentation:use-date-time-name="dtd3">
        <office:forms form:automatic-focus="false" form:apply-design-mode="false"/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eview of 4.1-4.2</text:p>
          </draw:text-box>
        </draw:frame>
        <draw:frame presentation:style-name="pr5" draw:text-style-name="P8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5">Helper</text:span> functions: <text:span text:style-name="T6">ABS, CAP, INC, DEC</text:span></text:p>
              </text:list-item>
            </text:list>
            <text:list text:style-name="L3">
              <text:list-item>
                <text:p text:style-name="P8"><text:span text:style-name="T5">Qualified</text:span> IMPORT</text:p>
              </text:list-item>
            </text:list>
            <text:list text:style-name="L3">
              <text:list-item>
                <text:p text:style-name="P8"><text:span text:style-name="T5">Procedures</text:span>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No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ead-only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Writeable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Both kinds of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Formal</text:span> vs. <text:span text:style-name="T5">actual</text:span> parameter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cop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A fun example: ROT13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Task</text:span>: Translate characters into <text:span text:style-name="T5">ROT13</text:span> one line at a time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ROT13</text:span>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Treat each <text:span text:style-name="T5">letter</text:span> A-Z as a <text:span text:style-name="T5">number</text:span> between 1-26,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Add <text:span text:style-name="T5">13</text:span> to the number and wrap-around if necessary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Convert back to a <text:span text:style-name="T5">letter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Preserve <text:span text:style-name="T5">ca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Leave all non-letter characters alo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e.g., ROT13 ('a') = 'n', ROT13 ('P') = 'C',<text:line-break/>ROT13 ('#') = '#'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Problem restatement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5">Input</text:span>:</text:p>
              </text:list-item>
            </text:list>
            <text:list text:style-name="L3">
              <text:list-item>
                <text:list>
                  <text:list-item>
                    <text:p text:style-name="P9">A sequence of <text:span text:style-name="T5">letters</text:span>, ending with a newline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Computation</text:span>:</text:p>
              </text:list-item>
            </text:list>
            <text:list text:style-name="L3">
              <text:list-item>
                <text:list>
                  <text:list-item>
                    <text:p text:style-name="P9">Convert letter to <text:span text:style-name="T5">numerical</text:span> for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Add <text:span text:style-name="T5">13</text:span> and wrap-around if necessa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Convert back to <text:span text:style-name="T5">letter</text:span> form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Output</text:span>:</text:p>
              </text:list-item>
            </text:list>
            <text:list text:style-name="L3">
              <text:list-item>
                <text:list>
                  <text:list-item>
                    <text:p text:style-name="P9">Print <text:span text:style-name="T5">ROT13</text:span>'d character to scree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convert letters to numbers</text:p>
          </draw:text-box>
        </draw:frame>
        <draw:frame presentation:style-name="pr5" draw:text-style-name="P8" draw:layer="layout" svg:width="25.199cm" svg:height="14.449cm" svg:x="1.4cm" svg:y="4.507cm" presentation:class="outline" presentation:user-transformed="true">
          <draw:text-box>
            <text:list text:style-name="L3">
              <text:list-item>
                <text:p text:style-name="P8">How do we convert from a letter character to a <text:span text:style-name="T5">numerical</text:span> code?</text:p>
              </text:list-item>
            </text:list>
            <text:list text:style-name="L3">
              <text:list-item>
                <text:list>
                  <text:list-item>
                    <text:p text:style-name="P9">Try VAL (CARDINAL, char1): <text:span text:style-name="T5">testbed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ReadChar (char1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WriteString (“The numerical ASCII code for 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WriteChar (char1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WriteString (“ is”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WriteCard (VAL (CARDINAL, char1), 0)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6">WriteLn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7">ASCII codes: 'A' = </text:span><text:span text:style-name="T5">65</text:span><text:span text:style-name="T7">, 'Z' = </text:span><text:span text:style-name="T5">90</text:span><text:span text:style-name="T7">, 'a' = </text:span><text:span text:style-name="T5">97</text:span><text:span text:style-name="T7">, 'z' = </text:span><text:span text:style-name="T5">122</text:span></text:p>
              </text:list-item>
            </text:list>
            <text:list text:style-name="L3">
              <text:list-item>
                <text:p text:style-name="P13"><text:span text:style-name="T7">Convert back with VAL (CHAR, card1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Pseudocode</text:p>
          </draw:text-box>
        </draw:frame>
        <draw:frame presentation:style-name="pr5" draw:text-style-name="P14" draw:layer="layout" svg:width="25.199cm" svg:height="14.645cm" svg:x="1.4cm" svg:y="4.507cm" presentation:class="outline" presentation:user-transformed="true">
          <draw:text-box>
            <text:list text:style-name="L3">
              <text:list-item>
                <text:p text:style-name="P8"><text:span text:style-name="T8">Print </text:span><text:span text:style-name="T9">intro</text:span><text:span text:style-name="T8"> to the user</text:span></text:p>
              </text:list-item>
            </text:list>
            <text:list text:style-name="L3">
              <text:list-item>
                <text:p text:style-name="P8"><text:span text:style-name="T9">Repeat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Read</text:span><text:span text:style-name="T8"> a character the user typ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onvert to </text:span><text:span text:style-name="T9">ASCII</text:span><text:span text:style-name="T8"> numerical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If character is an </text:span><text:span text:style-name="T9">uppercase</text:span><text:span text:style-name="T8"> letter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Add </text:span><text:span text:style-name="T9">13</text:span><text:span text:style-name="T8"> to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If code is now beyond 'Z', subtract 26 (</text:span><text:span text:style-name="T9">wrap-around</text:span><text:span text:style-name="T8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Else if character is a </text:span><text:span text:style-name="T9">lowercase</text:span><text:span text:style-name="T8"> letter,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Add </text:span><text:span text:style-name="T9">13</text:span><text:span text:style-name="T8"> to co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If code is now beyond 'z', subtract 26 (</text:span><text:span text:style-name="T9">wrap-around</text:span><text:span text:style-name="T8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onvert numerical code back to </text:span><text:span text:style-name="T9">character</text:span><text:span text:style-name="T8"> and prin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Until</text:span><text:span text:style-name="T8"> current character is </text:span><text:span text:style-name="T9">newlin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How to test if upper/lower case?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Our pseudocode involves a test if the character is an uppercase letter or lowercase letter</text:p>
              </text:list-item>
            </text:list>
            <text:list text:style-name="L3">
              <text:list-item>
                <text:p text:style-name="P8">How to do that?</text:p>
              </text:list-item>
            </text:list>
            <text:list text:style-name="L3">
              <text:list-item>
                <text:p text:style-name="P15"/>
              </text:list-item>
            </text:list>
            <text:list text:style-name="L3">
              <text:list-item>
                <text:list>
                  <text:list-item>
                    <text:p text:style-name="P16"><text:span text:style-name="T10">ascii := VAL (CARDINAL, c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1">IF</text:span><text:span text:style-name="T10"> (ascii &gt;= VAL (CARDINAL, 'A')) </text:span><text:span text:style-name="T11">AN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0">(ascii &lt;= VAL (CARDINAL, 'Z')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1">TH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2">(* uppercas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7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Stub program pseudocode</text:p>
          </draw:text-box>
        </draw:frame>
        <draw:frame presentation:style-name="pr5" draw:text-style-name="P14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8"><text:span text:style-name="T9">Repeat</text:span><text:span text:style-name="T8">: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9">Read</text:span><text:span text:style-name="T8"> a character the user typ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onvert to </text:span><text:span text:style-name="T9">ASCII</text:span><text:span text:style-name="T8"> numerical cod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Convert back to charac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<text:span text:style-name="T8">Print ASCII code and converted character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9">Until</text:span><text:span text:style-name="T8"> current character is </text:span><text:span text:style-name="T9">newline</text:span><text:span text:style-name="T9"><text:line-break/></text:span><text:span text:style-name="T9"><text:line-break/></text:span><text:span text:style-name="T9"/></text:p>
              </text:list-item>
            </text:list>
            <text:list text:style-name="L3">
              <text:list-item>
                <text:p text:style-name="P8"><text:span text:style-name="T13">This </text:span><text:span text:style-name="T14">stub</text:span><text:span text:style-name="T13"> program allows us to test the char&lt;-&gt;ASCII </text:span><text:span text:style-name="T14">conversion</text:span><text:span text:style-name="T13"> process and the interactive </text:span><text:span text:style-name="T14">keyboard</text:span><text:span text:style-name="T13"> reading</text:span></text:p>
              </text:list-item>
            </text:list>
            <text:list text:style-name="L3">
              <text:list-item>
                <text:p text:style-name="P8"><text:span text:style-name="T13">Tackle the </text:span><text:span text:style-name="T14">ROT13</text:span><text:span text:style-name="T13"> processing late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8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Stub program code</text:p>
          </draw:text-box>
        </draw:frame>
        <draw:frame presentation:style-name="pr5" draw:text-style-name="P18" draw:layer="layout" svg:width="25.199cm" svg:height="15.429cm" svg:x="1.4cm" svg:y="4.507cm" presentation:class="outline" presentation:user-transformed="true">
          <draw:text-box>
            <text:list text:style-name="L3">
              <text:list-item>
                <text:p text:style-name="P15"><text:span text:style-name="T15">MODULE</text:span><text:span text:style-name="T16"> Rot13Stub;</text:span></text:p>
              </text:list-item>
            </text:list>
            <text:list text:style-name="L3">
              <text:list-item>
                <text:p text:style-name="P15"><text:span text:style-name="T16"/></text:p>
              </text:list-item>
            </text:list>
            <text:list text:style-name="L3">
              <text:list-item>
                <text:p text:style-name="P15"><text:span text:style-name="T15">FROM</text:span><text:span text:style-name="T16"> STextIO </text:span><text:span text:style-name="T15">IMPORT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6">ReadChar, WriteChar;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FROM</text:span><text:span text:style-name="T16"> SWholeIO </text:span><text:span text:style-name="T15">IMPORT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6">WriteCard;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FROM</text:span><text:span text:style-name="T16"> SIOResult </text:span><text:span text:style-name="T15">IMPORT</text:span><text:span text:style-name="T15"><text:tab/></text:span><text:span text:style-name="T15"><text:tab/></text:span><text:span text:style-name="T17">(* needed to test for newline *)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6">ReadResult, ReadResults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6"/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5">VAR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6">ch : </text:span><text:span text:style-name="T15">CHAR</text:span><text:span text:style-name="T16">;</text:span><text:span text:style-name="T16"><text:tab/></text:span><text:span text:style-name="T16"><text:tab/></text:span><text:span text:style-name="T16"><text:tab/></text:span><text:span text:style-name="T16"><text:tab/></text:span><text:span text:style-name="T17">(* user input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6">ascii : </text:span><text:span text:style-name="T15">CARDINAL</text:span><text:span text:style-name="T16">;</text:span><text:span text:style-name="T16"><text:tab/></text:span><text:span text:style-name="T16"><text:tab/></text:span><text:span text:style-name="T17">(* numerical code corresponding to ch *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16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9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Stub program code, p.2</text:p>
          </draw:text-box>
        </draw:frame>
        <draw:frame presentation:style-name="pr5" draw:text-style-name="P19" draw:layer="layout" svg:width="25.199cm" svg:height="14.841cm" svg:x="1.4cm" svg:y="4.507cm" presentation:class="outline" presentation:user-transformed="true">
          <draw:text-box>
            <text:list text:style-name="L3">
              <text:list-item>
                <text:p text:style-name="P15"><text:span text:style-name="T15">BEGIN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16">ReadChar (c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15">WHILE</text:span><text:span text:style-name="T16"> ReadResult() &lt;&gt; endOfLine</text:span><text:span text:style-name="T16"><text:tab/></text:span><text:span text:style-name="T17">(* Read until end of line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D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6">ascii := VAL (CARDINAL, c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6">WriteCard (ascii, 0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6">WriteChar (VAL (CHAR, ascii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16">ReadChar (c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15">END</text:span><text:span text:style-name="T16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15">END</text:span><text:span text:style-name="T16"> Rot13Stub.</text:span></text:p>
              </text:list-item>
            </text:list>
            <text:list text:style-name="L3">
              <text:list-item>
                <text:p text:style-name="P13"><text:span text:style-name="T18">Sample input: hiya&lt;newline&gt;</text:span></text:p>
              </text:list-item>
            </text:list>
            <text:list text:style-name="L3">
              <text:list-item>
                <text:p text:style-name="P13"><text:span text:style-name="T18">Sample output: “ 104h 105i 121y 97a”</text:span></text:p>
              </text:list-item>
            </text:list>
            <text:list text:style-name="L3">
              <text:list-item>
                <text:p text:style-name="P15"><text:span text:style-name="T19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0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Full program code</text:p>
          </draw:text-box>
        </draw:frame>
        <draw:frame presentation:style-name="pr5" draw:text-style-name="P20" draw:layer="layout" svg:width="25.199cm" svg:height="15.461cm" svg:x="1.4cm" svg:y="4.507cm" presentation:class="outline" presentation:user-transformed="true">
          <draw:text-box>
            <text:list text:style-name="L3">
              <text:list-item>
                <text:p text:style-name="P15"><text:span text:style-name="T20">MODULE</text:span><text:span text:style-name="T21"> Rot13;</text:span></text:p>
              </text:list-item>
            </text:list>
            <text:list text:style-name="L3">
              <text:list-item>
                <text:p text:style-name="P15"><text:span text:style-name="T20">FROM</text:span><text:span text:style-name="T21"> STextIO </text:span><text:span text:style-name="T20">IMPORT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21">ReadChar, WriteChar, SkipLine;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0">FROM</text:span><text:span text:style-name="T21"> SIOResult </text:span><text:span text:style-name="T20">IMPORT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21">ReadResult, ReadResults;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0">CONST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21">ASCIIA = VAL (CARDINAL, 'A');</text:span><text:span text:style-name="T21"><text:tab/></text:span><text:span text:style-name="T21"><text:tab/></text:span><text:span text:style-name="T22">(* ASCII code for 'A'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21">ASCIIZ = VAL (CARDINAL, 'Z'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21">ASCIIa = VAL (CARDINAL, 'a'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21">ASCIIz = VAL (CARDINAL, 'z');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0">VAR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21">ch : </text:span><text:span text:style-name="T20">CHAR</text:span><text:span text:style-name="T21">;</text:span><text:span text:style-name="T21"><text:tab/></text:span><text:span text:style-name="T21"><text:tab/></text:span><text:span text:style-name="T21"><text:tab/></text:span><text:span text:style-name="T21"><text:tab/></text:span><text:span text:style-name="T22">(* user input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21">ascii : </text:span><text:span text:style-name="T20">CARDINAL</text:span><text:span text:style-name="T21">;</text:span><text:span text:style-name="T21"><text:tab/></text:span><text:span text:style-name="T21"><text:tab/></text:span><text:span text:style-name="T22">(* numerical code corresponding to ch *)</text:span></text:p>
                  </text:list-item>
                </text:list>
              </text:list-item>
            </text:list>
            <text:list text:style-name="L3">
              <text:list-item>
                <text:p text:style-name="P15"><text:span text:style-name="T21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1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ROT13: Full program code, p.2</text:p>
          </draw:text-box>
        </draw:frame>
        <draw:frame presentation:style-name="pr5" draw:text-style-name="P20" draw:layer="layout" svg:width="25.199cm" svg:height="14.267cm" svg:x="1.4cm" svg:y="4.507cm" presentation:class="outline" presentation:user-transformed="true">
          <draw:text-box>
            <text:list text:style-name="L3">
              <text:list-item>
                <text:p text:style-name="P15"><text:span text:style-name="T20">BEGIN</text:span></text:p>
              </text:list-item>
            </text:list>
            <text:list text:style-name="L3">
              <text:list-item>
                <text:list>
                  <text:list-item>
                    <text:p text:style-name="P16"><text:span text:style-name="T21">ReadChar (ch);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6"><text:span text:style-name="T20">WHILE</text:span><text:span text:style-name="T21"> ReadResult() &lt;&gt; endOfLine</text:span><text:span text:style-name="T21"><text:tab/></text:span><text:span text:style-name="T21"><text:tab/></text:span><text:span text:style-name="T22">(* Read until end of line *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0">D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1">ascii := VAL (CARDINAL, c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0">IF</text:span><text:span text:style-name="T21"> (ascii &gt;= ASCIIA) </text:span><text:span text:style-name="T20">AND</text:span><text:span text:style-name="T21"> (ascii &lt;= ASCIIZ)</text:span><text:span text:style-name="T21"><text:tab/></text:span><text:span text:style-name="T22">(* uppercase *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1"><text:span text:style-name="T20">TH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2"><text:span text:style-name="T21">ascii := ascii + 13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2"><text:span text:style-name="T20">IF</text:span><text:span text:style-name="T21"> (ascii &gt; ASCIIZ)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2">(* wrap-around *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3"><text:span text:style-name="T20">THE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4"><text:span text:style-name="T21">ascii := ascii – 26;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3"><text:span text:style-name="T20">END</text:span><text:span text:style-name="T21">;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21"/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2" presentation:class="page"/>
          <draw:frame presentation:style-name="pr6" draw:text-style-name="P1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Full program code, p.3</text:p>
          </draw:text-box>
        </draw:frame>
        <draw:frame presentation:style-name="pr7" draw:text-style-name="P25" draw:layer="layout" svg:width="25.199cm" svg:height="14.267cm" svg:x="1.4cm" svg:y="4.507cm" presentation:class="outline">
          <draw:text-box>
            <text:list text:style-name="L4">
              <text:list-item>
                <text:p text:style-name="P23"><text:span text:style-name="T21"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1"><text:span text:style-name="T20">ELSIF</text:span><text:span text:style-name="T21"> (ascii &gt;= ASCIIa) </text:span><text:span text:style-name="T20">AND</text:span><text:span text:style-name="T21"> (ascii &lt;= ASCIIz) </text:span><text:span text:style-name="T20">TH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2"><text:span text:style-name="T21">ascii := ascii + 13;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2">(* lowercase *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2"><text:span text:style-name="T20">IF</text:span><text:span text:style-name="T21"> (ascii &gt; ASCIIz) <text:s text:c="26"/></text:span><text:span text:style-name="T22">(* wrap-around *)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3"><text:span text:style-name="T20">THEN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4"><text:span text:style-name="T21">ascii := ascii – 26;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p text:style-name="P23"><text:span text:style-name="T20">END</text:span><text:span text:style-name="T21">;</text:span></text:p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22"><text:span text:style-name="T20">END</text:span><text:span text:style-name="T21">;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1">WriteChar (VAL (CHAR, ascii)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7"><text:span text:style-name="T21">ReadChar (ch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<text:span text:style-name="T20">END</text:span><text:span text:style-name="T21">;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5"><text:span text:style-name="T20">END</text:span><text:span text:style-name="T21"> Rot13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3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OT13: Results and analysis</text:p>
          </draw:text-box>
        </draw:frame>
        <draw:frame presentation:style-name="pr5" draw:text-style-name="P8" draw:layer="layout" svg:width="25.199cm" svg:height="14.404cm" svg:x="1.4cm" svg:y="4.507cm" presentation:class="outline" presentation:user-transformed="true">
          <draw:text-box>
            <text:list text:style-name="L3">
              <text:list-item>
                <text:p text:style-name="P8">Input: <text:span text:style-name="T23">hiya</text:span></text:p>
              </text:list-item>
            </text:list>
            <text:list text:style-name="L3">
              <text:list-item>
                <text:list>
                  <text:list-item>
                    <text:p text:style-name="P9">Output: <text:span text:style-name="T6">uvln</text:span></text:p>
                  </text:list-item>
                </text:list>
              </text:list-item>
            </text:list>
            <text:list text:style-name="L3">
              <text:list-item>
                <text:p text:style-name="P8">Input: <text:span text:style-name="T23">uvln</text:span></text:p>
              </text:list-item>
            </text:list>
            <text:list text:style-name="L3">
              <text:list-item>
                <text:list>
                  <text:list-item>
                    <text:p text:style-name="P9">Output: <text:span text:style-name="T6">hiya</text:span></text:p>
                  </text:list-item>
                </text:list>
              </text:list-item>
            </text:list>
            <text:list text:style-name="L3">
              <text:list-item>
                <text:p text:style-name="P8">Input: <text:span text:style-name="T23">Hello World! <text:s/>This is a longer example.</text:span></text:p>
              </text:list-item>
            </text:list>
            <text:list text:style-name="L3">
              <text:list-item>
                <text:list>
                  <text:list-item>
                    <text:p text:style-name="P9">Output: <text:span text:style-name="T6">Uryyb Jbeyq! Guvf vf n ybatre rknzcyr.</text:span><text:span text:style-name="T6"><text:line-break/></text:span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5">Generalizations</text:span><text:span text:style-name="T7">/extensions?</text:span>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7">Handle multiple lines one line at a time?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">How to quit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4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today (3.4-3.8)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ROT13 example:</text:p>
              </text:list-item>
            </text:list>
            <text:list text:style-name="L3">
              <text:list-item>
                <text:list>
                  <text:list-item>
                    <text:p text:style-name="P9"><text:span text:style-name="T5">Stub</text:span> progr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9">Using <text:span text:style-name="T5">ReadResult</text:span>() to test the previous Read operation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5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TODO items</text:p>
          </draw:text-box>
        </draw:frame>
        <draw:frame presentation:style-name="pr5" draw:text-style-name="P8" draw:layer="layout" svg:width="25.199cm" svg:height="14.267cm" svg:x="1.4cm" svg:y="4.507cm" presentation:class="outline">
          <draw:text-box>
            <text:list text:style-name="L3">
              <text:list-item>
                <text:p text:style-name="P8"><text:span text:style-name="T24">Homework:</text:span><text:span text:style-name="T1"> §3.14 #17, 36 (hand in on Fri)</text:span></text:p>
              </text:list-item>
            </text:list>
            <text:list text:style-name="L3">
              <text:list-item>
                <text:p text:style-name="P8"><text:span text:style-name="T24">Reading</text:span><text:span text:style-name="T1">: through §4.7 for Fri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3" draw:layer="layout" svg:width="13.968cm" svg:height="10.476cm" svg:x="3.81cm" svg:y="2.123cm" draw:page-number="16" presentation:class="page"/>
          <draw:frame presentation:style-name="pr6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fo:font-weight="bold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3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frame draw:style-name="gr3" draw:text-style-name="P15" draw:layer="backgroundobjects" svg:width="4.035cm" svg:height="1.901cm" svg:x="0.1cm" svg:y="19.098cm">
        <draw:image xlink:href="Pictures/1000020000000088000000405E8C1604.png" xlink:type="simple" xlink:show="embed" xlink:actuate="onLoad">
          <text:p text:style-name="P1"/>
        </draw:image>
      </draw:frame>
      <draw:rect draw:style-name="gr4" draw:text-style-name="P15" draw:layer="backgroundobjects" svg:width="9.922cm" svg:height="0.414cm" svg:x="0cm" svg:y="3.621cm">
        <text:p text:style-name="P1"/>
      </draw:rect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4" draw:text-style-name="P15" draw:layer="backgroundobjects" svg:width="14.8cm" svg:height="0.745cm" svg:x="0cm" svg:y="7.217cm">
        <text:p text:style-name="P1"/>
      </draw:rect>
      <draw:frame draw:style-name="gr3" draw:text-style-name="P15" draw:layer="backgroundobjects" svg:width="4.035cm" svg:height="1.901cm" svg:x="0.101cm" svg:y="19.098cm">
        <draw:image xlink:href="Pictures/1000020000000088000000405E8C1604.png" xlink:type="simple" xlink:show="embed" xlink:actuate="onLoad">
          <text:p text:style-name="P1"/>
        </draw:image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3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5$Win32 OpenOffice.org_project/680m125$Build-8947</meta:generator>
    <dc:title>CMPT14x Lecture</dc:title>
    <meta:initial-creator>Sean Ho</meta:initial-creator>
    <meta:creation-date>2005-08-16T14:05:12</meta:creation-date>
    <dc:creator>Sean Ho</dc:creator>
    <dc:date>2005-09-28T17:03:29</dc:date>
    <dc:language>en-US</dc:language>
    <meta:editing-cycles>218</meta:editing-cycles>
    <meta:editing-duration>P10DT20H55M21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